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5.3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3.7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solid" draw:fill-color="#ffffff" draw:textarea-vertical-align="middle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4.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custom-shape draw:style-name="gr1" draw:text-style-name="P2" xml:id="id1" draw:id="id1" draw:layer="layout" svg:width="5.8cm" svg:height="2.1cm" svg:x="4.3cm" svg:y="4.6cm">
            <text:p text:style-name="P1">商品详情页服务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3" draw:id="id3" draw:layer="layout" svg:width="4.2cm" svg:height="2.1cm" svg:x="17.6cm" svg:y="4.6cm">
            <text:p text:style-name="P1">促销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2" draw:id="id2" draw:layer="layout" svg:width="4.2cm" svg:height="2.1cm" svg:x="17.6cm" svg:y="1.2cm">
            <text:p text:style-name="P1">库存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4" draw:id="id4" draw:layer="layout" svg:width="4.2cm" svg:height="2.1cm" svg:x="17.6cm" svg:y="8cm">
            <text:p text:style-name="P1">价格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10.1cm" svg:y1="5.65cm" svg:x2="17.6cm" svg:y2="2.25cm" draw:start-shape="id1" draw:start-glue-point="1" draw:end-shape="id2" draw:end-glue-point="3" svg:d="M10100 5650h3750v-3400h3750" svg:viewBox="0 0 7501 3401">
            <text:p/>
          </draw:connector>
          <draw:connector draw:style-name="gr4" draw:text-style-name="P3" draw:layer="layout" svg:x1="10.1cm" svg:y1="5.65cm" svg:x2="17.6cm" svg:y2="5.65cm" draw:start-shape="id1" draw:start-glue-point="1" draw:end-shape="id3" draw:end-glue-point="3" svg:d="M10100 5650h7500" svg:viewBox="0 0 7501 1">
            <text:p text:style-name="P1"><text:tab/><text:tab/> 并发请求</text:p>
            <text:p text:style-name="P1"><text:tab/> 聚合</text:p>
            <text:p text:style-name="P1"/>
            <text:p text:style-name="P1"/>
            <text:p text:style-name="P1"/>
          </draw:connector>
          <draw:connector draw:style-name="gr3" draw:text-style-name="P3" draw:layer="layout" svg:x1="10.1cm" svg:y1="5.65cm" svg:x2="17.6cm" svg:y2="9.05cm" draw:start-shape="id1" draw:start-glue-point="1" draw:end-shape="id4" draw:end-glue-point="3" svg:d="M10100 5650h3750v3400h3750" svg:viewBox="0 0 7501 3401">
            <text:p/>
          </draw:connector>
          <draw:line draw:style-name="gr4" draw:text-style-name="P3" draw:layer="layout" svg:x1="0.7cm" svg:y1="5.65cm" svg:x2="4.4cm" svg:y2="5.65cm">
            <text:p text:style-name="P1">请求</text:p>
            <text:p text:style-name="P1"/>
          </draw:line>
        </draw:g>
        <draw:g>
          <draw:custom-shape draw:style-name="gr5" draw:text-style-name="P2" xml:id="id5" draw:id="id5" draw:layer="layout" svg:width="5.1cm" svg:height="1.9cm" svg:x="24.1cm" svg:y="0.9cm">
            <text:p text:style-name="P1">Service1</text:p>
            <draw:enhanced-geometry svg:viewBox="0 0 21600 21600" draw:type="rectangle" draw:enhanced-path="M 0 0 L 21600 0 21600 21600 0 21600 0 0 Z N"/>
          </draw:custom-shape>
          <draw:custom-shape draw:style-name="gr5" draw:text-style-name="P2" xml:id="id7" draw:id="id7" draw:layer="layout" svg:width="5.1cm" svg:height="1.9cm" svg:x="24.1cm" svg:y="4.4cm">
            <text:p text:style-name="P1">Service2</text:p>
            <draw:enhanced-geometry svg:viewBox="0 0 21600 21600" draw:type="rectangle" draw:enhanced-path="M 0 0 L 21600 0 21600 21600 0 21600 0 0 Z N"/>
          </draw:custom-shape>
          <draw:custom-shape draw:style-name="gr5" draw:text-style-name="P2" xml:id="id6" draw:id="id6" draw:layer="layout" svg:width="5.1cm" svg:height="1.9cm" svg:x="35.2cm" svg:y="4.4cm">
            <text:p text:style-name="P1">合并结果</text:p>
            <draw:enhanced-geometry svg:viewBox="0 0 21600 21600" draw:type="rectangle" draw:enhanced-path="M 0 0 L 21600 0 21600 21600 0 21600 0 0 Z N"/>
          </draw:custom-shape>
          <draw:custom-shape draw:style-name="gr5" draw:text-style-name="P2" xml:id="id8" draw:id="id8" draw:layer="layout" svg:width="5.1cm" svg:height="1.9cm" svg:x="24.1cm" svg:y="8cm">
            <text:p text:style-name="P1">Service3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29.2cm" svg:y1="1.85cm" svg:x2="35.2cm" svg:y2="5.35cm" draw:start-shape="id5" draw:start-glue-point="1" draw:end-shape="id6" draw:end-glue-point="3" svg:d="M29200 1850h3000v3500h3000" svg:viewBox="0 0 6001 3501">
            <text:p/>
          </draw:connector>
          <draw:connector draw:style-name="gr3" draw:text-style-name="P3" draw:layer="layout" svg:x1="29.2cm" svg:y1="5.35cm" svg:x2="35.2cm" svg:y2="5.35cm" draw:start-shape="id7" draw:start-glue-point="1" draw:end-shape="id6" draw:end-glue-point="3" svg:d="M29200 5350h6000" svg:viewBox="0 0 6001 1">
            <text:p/>
          </draw:connector>
          <draw:connector draw:style-name="gr3" draw:text-style-name="P3" draw:layer="layout" svg:x1="29.2cm" svg:y1="8.95cm" svg:x2="35.2cm" svg:y2="5.35cm" draw:start-shape="id8" draw:start-glue-point="1" draw:end-shape="id6" draw:end-glue-point="3" svg:d="M29200 8950h3000v-3600h3000" svg:viewBox="0 0 6001 3601">
            <text:p/>
          </draw:connector>
        </draw:g>
        <draw:g>
          <draw:custom-shape draw:style-name="gr5" draw:text-style-name="P2" xml:id="id9" draw:id="id9" draw:layer="layout" svg:width="5.1cm" svg:height="1.9cm" svg:x="2.2cm" svg:y="17.8cm">
            <text:p text:style-name="P1">Service1</text:p>
            <draw:enhanced-geometry svg:viewBox="0 0 21600 21600" draw:type="rectangle" draw:enhanced-path="M 0 0 L 21600 0 21600 21600 0 21600 0 0 Z N"/>
          </draw:custom-shape>
          <draw:custom-shape draw:style-name="gr5" draw:text-style-name="P2" xml:id="id12" draw:id="id12" draw:layer="layout" svg:width="5.1cm" svg:height="1.9cm" svg:x="17.7cm" svg:y="17.8cm">
            <text:p text:style-name="P1">消费结果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xml:id="id10" draw:id="id10" draw:layer="layout" svg:width="5.1cm" svg:height="1.9cm" svg:x="9.9cm" svg:y="16cm">
            <text:p text:style-name="P1">Service2</text:p>
            <draw:enhanced-geometry svg:viewBox="0 0 21600 21600" draw:type="rectangle" draw:enhanced-path="M 0 0 L 21600 0 21600 21600 0 21600 0 0 Z N"/>
          </draw:custom-shape>
          <draw:custom-shape draw:style-name="gr5" draw:text-style-name="P2" xml:id="id11" draw:id="id11" draw:layer="layout" svg:width="5.1cm" svg:height="1.9cm" svg:x="9.9cm" svg:y="19.6cm">
            <text:p text:style-name="P1">Service3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7.3cm" svg:y1="18.75cm" svg:x2="9.9cm" svg:y2="16.95cm" draw:start-shape="id9" draw:start-glue-point="1" draw:end-shape="id10" draw:end-glue-point="3" svg:d="M7300 18750h1300v-1800h1300" svg:viewBox="0 0 2601 1801">
            <text:p/>
          </draw:connector>
          <draw:connector draw:style-name="gr3" draw:text-style-name="P3" draw:layer="layout" svg:x1="7.3cm" svg:y1="18.75cm" svg:x2="9.9cm" svg:y2="20.55cm" draw:start-shape="id9" draw:start-glue-point="1" draw:end-shape="id11" draw:end-glue-point="3" svg:d="M7300 18750h1300v1800h1300" svg:viewBox="0 0 2601 1801">
            <text:p/>
          </draw:connector>
          <draw:connector draw:style-name="gr3" draw:text-style-name="P3" draw:layer="layout" svg:x1="15cm" svg:y1="16.95cm" svg:x2="17.7cm" svg:y2="18.75cm" draw:start-shape="id10" draw:start-glue-point="1" draw:end-shape="id12" draw:end-glue-point="3" svg:d="M15000 16950h1350v1800h1350" svg:viewBox="0 0 2701 1801">
            <text:p/>
          </draw:connector>
          <draw:connector draw:style-name="gr3" draw:text-style-name="P3" draw:layer="layout" svg:x1="15cm" svg:y1="20.55cm" svg:x2="17.7cm" svg:y2="18.75cm" draw:start-shape="id11" draw:start-glue-point="1" draw:end-shape="id12" draw:end-glue-point="3" svg:d="M15000 20550h1350v-1800h1350" svg:viewBox="0 0 2701 1801">
            <text:p/>
          </draw:connector>
        </draw:g>
      </draw:page>
      <draw:page draw:name="page2" draw:style-name="dp1" draw:master-page-name="默认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7T13:46:19.960698282</meta:creation-date>
    <meta:generator>LibreOffice/6.3.6.2$Linux_X86_64 LibreOffice_project/30$Build-2</meta:generator>
    <dc:date>2020-05-21T19:47:01.854491345</dc:date>
    <meta:editing-duration>PT4H40M39S</meta:editing-duration>
    <meta:editing-cycles>3</meta:editing-cycles>
    <meta:document-statistic meta:object-count="26"/>
  </office:meta>
</office:document-meta>
</file>